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8.6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8.6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2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1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10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9.0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8.2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7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14.922cm" svg:y="6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8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92cm" svg:height="0.8cm" svg:x="2.222cm" svg:y="5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4.2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3.4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2.222cm" svg:y="2.6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2:37:35.508309985</dc:date>
    <dc:creator>elucterio </dc:creator>
    <meta:editing-duration>PT4M</meta:editing-duration>
    <meta:editing-cycles>4</meta:editing-cycles>
    <meta:generator>LibreOffice/4.2.8.2$Linux_X86_64 LibreOffice_project/420m0$Build-2</meta:generator>
    <meta:document-statistic meta:object-count="29"/>
  </office:meta>
</office:document-meta>
</file>